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'Ripple Up' changes on 7</text:h>
      <text:h text:style-name="Heading_20_2" text:outline-level="2">42 changes, composed by James Kerslake</text:h>
      <text:section text:style-name="Sect1" text:name="Section1">
        <text:p text:style-name="Standard">2 to 3<text:tab/>13245678</text:p>
        <text:p text:style-name="Standard">5 to 6<text:tab/>13246578</text:p>
        <text:p text:style-name="Standard">1 to 3<text:tab/>31246578</text:p>
        <text:p text:style-name="Standard">4 to 6<text:tab/>31264578</text:p>
        <text:p text:style-name="Standard">2 to 6<text:tab/>31624578</text:p>
        <text:p text:style-name="Standard">5 to 7<text:tab/>31624758</text:p>
        <text:p text:style-name="Standard">1 to 6<text:tab/>36124758</text:p>
        <text:p text:style-name="Standard">4 to 7<text:tab/>36127458</text:p>
        <text:p text:style-name="Standard">3 to 6<text:tab/>63127458</text:p>
        <text:p text:style-name="Standard">2 to 7<text:tab/>63172458</text:p>
        <text:p text:style-name="Standard">1 to 7<text:tab/>63712458</text:p>
        <text:p text:style-name="Standard">4 to 5<text:tab/>63712548</text:p>
        <text:p text:style-name="Standard">3 to 7<text:tab/>67312548</text:p>
        <text:p text:style-name="Standard">2 to 5<text:tab/>67315248</text:p>
        <text:p text:style-name="Standard">6 to 7<text:tab/>76315248</text:p>
        <text:p text:style-name="Standard">1 to 5<text:tab/>76351248</text:p>
        <text:p text:style-name="Standard">3 to 5<text:tab/>76531248</text:p>
        <text:p text:style-name="Standard">2 to 4<text:tab/>76531428</text:p>
        <text:p text:style-name="Standard">6 to 5<text:tab/>75631428</text:p>
        <text:p text:style-name="Standard">1 to 4<text:tab/>75634128</text:p>
        <text:p text:style-name="Standard">7 to 5<text:tab/>57634128</text:p>
        <text:p text:style-name="Standard">3 to 4<text:tab/>57643128</text:p>
        <text:p text:style-name="Standard">6 to 4<text:tab/>57463128</text:p>
        <text:p text:style-name="Standard">1 to 2<text:tab/>57463218</text:p>
        <text:p text:style-name="Standard">7 to 4<text:tab/>54763218</text:p>
        <text:p text:style-name="Standard">3 to 2<text:tab/>54762318</text:p>
        <text:p text:style-name="Standard">5 to 4<text:tab/>45762318</text:p>
        <text:p text:style-name="Standard">6 to 2<text:tab/>45726318</text:p>
        <text:p text:style-name="Standard">7 to 2<text:tab/>45276318</text:p>
        <text:p text:style-name="Standard">3 to 1<text:tab/>45276138</text:p>
        <text:p text:style-name="Standard">5 to 2<text:tab/>42576138</text:p>
        <text:p text:style-name="Standard">6 to 1<text:tab/>42571638</text:p>
        <text:p text:style-name="Standard">4 to 2<text:tab/>24571638</text:p>
        <text:p text:style-name="Standard">7 to 1<text:tab/>24517638</text:p>
        <text:p text:style-name="Standard">5 to 1<text:tab/>24157638</text:p>
        <text:p text:style-name="Standard">6 to 3<text:tab/>24157368</text:p>
        <text:p text:style-name="Standard">4 to 1<text:tab/>21457368</text:p>
        <text:p text:style-name="Standard">7 to 3<text:tab/>21453768</text:p>
        <text:p text:style-name="Standard">2 to 1<text:tab/>12453768</text:p>
        <text:p text:style-name="Standard">5 to 3<text:tab/>12435768</text:p>
        <text:p text:style-name="Standard">4 to 3<text:tab/>12345768</text:p>
        <text:p text:style-name="Standard">7 to 6<text:tab/>12345678 <text:s/>Round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5:12:18</meta:creation-date>
    <dc:creator>James Kerslake</dc:creator>
    <dc:date>2010-01-13T10:41:48</dc:date>
    <dc:language>en-GB</dc:language>
    <meta:editing-cycles>2</meta:editing-cycles>
    <meta:editing-duration>PT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4" meta:word-count="180" meta:character-count="700"/>
  </office:meta>
</office:document-meta>
</file>